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지원자 이름 </text:h>
      <text:list xml:id="list1158866502" text:style-name="L1">
        <text:list-item>
          <text:p text:style-name="P1">날짜 및 시간</text:p>
        </text:list-item>
        <text:list-item>
          <text:p text:style-name="P1">차수: 1차,2차</text:p>
        </text:list-item>
      </text:list>
      <text:p text:style-name="Text_20_body"/>
      <text:h text:style-name="Heading_20_2" text:outline-level="2">지원자 이력 검토사항</text:h>
      <text:h text:style-name="Heading_20_2" text:outline-level="2">질문꺼리</text:h>
      <text:p text:style-name="Text_20_body"/>
      <text:h text:style-name="Heading_20_2" text:outline-level="2">평가결과</text:h>
      <text:list xml:id="list2553407004" text:style-name="L2">
        <text:list-item>
          <text:p text:style-name="P2">합격/불합격</text:p>
        </text:list-item>
        <text:list-item>
          <text:p text:style-name="P2">필수 인력 여부</text:p>
        </text:list-item>
        <text:list-item>
          <text:p text:style-name="P2">기타 사항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5:38:20.644542934</meta:creation-date>
    <meta:generator>LibreOffice/7.1.5.2$Linux_X86_64 LibreOffice_project/10$Build-2</meta:generator>
    <dc:date>2021-08-30T15:55:11.463681557</dc:date>
    <meta:editing-duration>PT1M19S</meta:editing-duration>
    <meta:editing-cycles>1</meta:editing-cycles>
    <meta:document-statistic meta:table-count="0" meta:image-count="0" meta:object-count="0" meta:page-count="1" meta:paragraph-count="9" meta:word-count="55" meta:character-count="66" meta:non-whitespace-character-count="56"/>
  </office:meta>
</office:document-meta>
</file>